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9-10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6224" calcext:value-type="float">
            <text:p>33.7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3968" calcext:value-type="float">
            <text:p>34.0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7808" calcext:value-type="float">
            <text:p>34.2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2984" calcext:value-type="float">
            <text:p>34.5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82" calcext:value-type="float">
            <text:p>35.1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636" calcext:value-type="float">
            <text:p>35.6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7152" calcext:value-type="float">
            <text:p>35.8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4984" calcext:value-type="float">
            <text:p>35.3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8624" calcext:value-type="float">
            <text:p>33.9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044" calcext:value-type="float">
            <text:p>34.0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3424" calcext:value-type="float">
            <text:p>34.2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1816" calcext:value-type="float">
            <text:p>34.3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6056" calcext:value-type="float">
            <text:p>33.9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6664" calcext:value-type="float">
            <text:p>33.50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4848" calcext:value-type="float">
            <text:p>33.4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516" calcext:value-type="float">
            <text:p>33.6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2424" calcext:value-type="float">
            <text:p>33.8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0856" calcext:value-type="float">
            <text:p>34.2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3736" calcext:value-type="float">
            <text:p>34.4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58" calcext:value-type="float">
            <text:p>34.9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676" calcext:value-type="float">
            <text:p>35.0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6408" calcext:value-type="float">
            <text:p>34.5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7264" calcext:value-type="float">
            <text:p>34.4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7-02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4616" calcext:value-type="float">
            <text:p>30.0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3152" calcext:value-type="float">
            <text:p>30.5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6624" calcext:value-type="float">
            <text:p>29.3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988" calcext:value-type="float">
            <text:p>29.5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9688" calcext:value-type="float">
            <text:p>26.4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008" calcext:value-type="float">
            <text:p>26.3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7392" calcext:value-type="float">
            <text:p>26.3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3-19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6472" calcext:value-type="float">
            <text:p>26.6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0312" calcext:value-type="float">
            <text:p>26.8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8808" calcext:value-type="float">
            <text:p>27.0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5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1864" calcext:value-type="float">
            <text:p>29.3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5872" calcext:value-type="float">
            <text:p>29.4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5968" calcext:value-type="float">
            <text:p>30.9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896" calcext:value-type="float">
            <text:p>31.9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4416" calcext:value-type="float">
            <text:p>32.2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9128" calcext:value-type="float">
            <text:p>33.40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7832" calcext:value-type="float">
            <text:p>33.7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9376" calcext:value-type="float">
            <text:p>33.8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092" calcext:value-type="float">
            <text:p>34.0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2464" calcext:value-type="float">
            <text:p>34.1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8224" calcext:value-type="float">
            <text:p>34.5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3608" calcext:value-type="float">
            <text:p>34.96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0456" calcext:value-type="float">
            <text:p>34.8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2648" calcext:value-type="float">
            <text:p>34.9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4192" calcext:value-type="float">
            <text:p>35.0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4128" calcext:value-type="float">
            <text:p>35.3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8512" calcext:value-type="float">
            <text:p>35.3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0432" calcext:value-type="float">
            <text:p>35.4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8136" calcext:value-type="float">
            <text:p>35.3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8032" calcext:value-type="float">
            <text:p>35.3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9264" calcext:value-type="float">
            <text:p>35.2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1976" calcext:value-type="float">
            <text:p>35.6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8408" calcext:value-type="float">
            <text:p>35.2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2896" calcext:value-type="float">
            <text:p>35.3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0872" calcext:value-type="float">
            <text:p>35.1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3528" calcext:value-type="float">
            <text:p>34.3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5408" calcext:value-type="float">
            <text:p>34.1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476" calcext:value-type="float">
            <text:p>34.2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2944" calcext:value-type="float">
            <text:p>34.2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6224" calcext:value-type="float">
            <text:p>33.7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892" calcext:value-type="float">
            <text:p>33.2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564" calcext:value-type="float">
            <text:p>33.6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7184" calcext:value-type="float">
            <text:p>33.8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332" calcext:value-type="float">
            <text:p>34.1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7912" calcext:value-type="float">
            <text:p>34.3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9768" calcext:value-type="float">
            <text:p>34.7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5696" calcext:value-type="float">
            <text:p>34.9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3816" calcext:value-type="float">
            <text:p>35.1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3648" calcext:value-type="float">
            <text:p>35.2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4336" calcext:value-type="float">
            <text:p>35.4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684" calcext:value-type="float">
            <text:p>35.6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4288" calcext:value-type="float">
            <text:p>36.5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316" calcext:value-type="float">
            <text:p>36.7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5096" calcext:value-type="float">
            <text:p>37.7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2944" calcext:value-type="float">
            <text:p>38.0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7-26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7-2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6-20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9912" calcext:value-type="float">
            <text:p>35.1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4152" calcext:value-type="float">
            <text:p>34.7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5824" calcext:value-type="float">
            <text:p>34.4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516" calcext:value-type="float">
            <text:p>33.6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624" calcext:value-type="float">
            <text:p>33.1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988" calcext:value-type="float">
            <text:p>33.3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1904" calcext:value-type="float">
            <text:p>33.5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3992" calcext:value-type="float">
            <text:p>33.4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3136" calcext:value-type="float">
            <text:p>25.8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2432" calcext:value-type="float">
            <text:p>24.7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1096" calcext:value-type="float">
            <text:p>24.7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6088" calcext:value-type="float">
            <text:p>24.3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6088" calcext:value-type="float">
            <text:p>24.3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6088" calcext:value-type="float">
            <text:p>24.3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4376" calcext:value-type="float">
            <text:p>24.3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1808" calcext:value-type="float">
            <text:p>24.3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8488" calcext:value-type="float">
            <text:p>24.4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568" calcext:value-type="float">
            <text:p>24.3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4376" calcext:value-type="float">
            <text:p>24.3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6088" calcext:value-type="float">
            <text:p>24.3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568" calcext:value-type="float">
            <text:p>24.3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4376" calcext:value-type="float">
            <text:p>24.3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828" calcext:value-type="float">
            <text:p>24.3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4856" calcext:value-type="float">
            <text:p>24.3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3144" calcext:value-type="float">
            <text:p>24.3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8008" calcext:value-type="float">
            <text:p>24.4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1536" calcext:value-type="float">
            <text:p>24.4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3728" calcext:value-type="float">
            <text:p>24.4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2704" calcext:value-type="float">
            <text:p>24.6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404" calcext:value-type="float">
            <text:p>24.7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8152" calcext:value-type="float">
            <text:p>24.8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4248" calcext:value-type="float">
            <text:p>24.8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7984" calcext:value-type="float">
            <text:p>25.0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4264" calcext:value-type="float">
            <text:p>25.7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3992" calcext:value-type="float">
            <text:p>25.8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4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3864" calcext:value-type="float">
            <text:p>26.3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8" calcext:value-type="float">
            <text:p>26.5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2088" calcext:value-type="float">
            <text:p>26.6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7368" calcext:value-type="float">
            <text:p>26.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0248" calcext:value-type="float">
            <text:p>27.1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34" calcext:value-type="float">
            <text:p>27.2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6928" calcext:value-type="float">
            <text:p>27.2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8472" calcext:value-type="float">
            <text:p>27.3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3336" calcext:value-type="float">
            <text:p>27.4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6752" calcext:value-type="float">
            <text:p>25.0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4264" calcext:value-type="float">
            <text:p>25.7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6456" calcext:value-type="float">
            <text:p>25.7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7792" calcext:value-type="float">
            <text:p>25.7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9608" calcext:value-type="float">
            <text:p>25.8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3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6912" calcext:value-type="float">
            <text:p>26.3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3488" calcext:value-type="float">
            <text:p>26.3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3968" calcext:value-type="float">
            <text:p>26.4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592" calcext:value-type="float">
            <text:p>26.4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4176" calcext:value-type="float">
            <text:p>26.5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656" calcext:value-type="float">
            <text:p>26.5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104" calcext:value-type="float">
            <text:p>26.7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7304" calcext:value-type="float">
            <text:p>27.1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0456" calcext:value-type="float">
            <text:p>27.2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3576" calcext:value-type="float">
            <text:p>29.3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6144" calcext:value-type="float">
            <text:p>29.3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3576" calcext:value-type="float">
            <text:p>29.3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0232" calcext:value-type="float">
            <text:p>30.0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5968" calcext:value-type="float">
            <text:p>30.9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3624" calcext:value-type="float">
            <text:p>32.0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2176" calcext:value-type="float">
            <text:p>33.4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3968" calcext:value-type="float">
            <text:p>34.0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8832" calcext:value-type="float">
            <text:p>34.0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8288" calcext:value-type="float">
            <text:p>34.3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5256" calcext:value-type="float">
            <text:p>35.19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7888" calcext:value-type="float">
            <text:p>34.9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5448" calcext:value-type="float">
            <text:p>34.4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8496" calcext:value-type="float">
            <text:p>34.4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8496" calcext:value-type="float">
            <text:p>34.4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3736" calcext:value-type="float">
            <text:p>34.4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2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8424" calcext:value-type="float">
            <text:p>24.7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0352" calcext:value-type="float">
            <text:p>27.2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484" calcext:value-type="float">
            <text:p>27.2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136" calcext:value-type="float">
            <text:p>27.3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712" calcext:value-type="float">
            <text:p>27.4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8976" calcext:value-type="float">
            <text:p>30.6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8144" calcext:value-type="float">
            <text:p>30.1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2984" calcext:value-type="float">
            <text:p>30.7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648" calcext:value-type="float">
            <text:p>31.8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024" calcext:value-type="float">
            <text:p>30.2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744" calcext:value-type="float">
            <text:p>30.7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5112" calcext:value-type="float">
            <text:p>30.9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9608" calcext:value-type="float">
            <text:p>33.4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3448" calcext:value-type="float">
            <text:p>33.6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2968" calcext:value-type="float">
            <text:p>33.6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5696" calcext:value-type="float">
            <text:p>27.2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6176" calcext:value-type="float">
            <text:p>27.3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8744" calcext:value-type="float">
            <text:p>27.2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0144" calcext:value-type="float">
            <text:p>27.0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744" calcext:value-type="float">
            <text:p>25.7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1472" calcext:value-type="float">
            <text:p>24.7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5168" calcext:value-type="float">
            <text:p>24.5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9824" calcext:value-type="float">
            <text:p>24.4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8488" calcext:value-type="float">
            <text:p>24.4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9824" calcext:value-type="float">
            <text:p>24.4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2016" calcext:value-type="float">
            <text:p>24.5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6776" calcext:value-type="float">
            <text:p>24.4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9824" calcext:value-type="float">
            <text:p>24.4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112" calcext:value-type="float">
            <text:p>24.5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4312" calcext:value-type="float">
            <text:p>24.5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4792" calcext:value-type="float">
            <text:p>24.6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5272" calcext:value-type="float">
            <text:p>24.6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1368" calcext:value-type="float">
            <text:p>24.6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9656" calcext:value-type="float">
            <text:p>24.6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0616" calcext:value-type="float">
            <text:p>24.7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6712" calcext:value-type="float">
            <text:p>24.7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1096" calcext:value-type="float">
            <text:p>24.7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2912" calcext:value-type="float">
            <text:p>24.8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0344" calcext:value-type="float">
            <text:p>24.8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84" calcext:value-type="float">
            <text:p>25.0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7792" calcext:value-type="float">
            <text:p>25.7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2656" calcext:value-type="float">
            <text:p>25.8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5704" calcext:value-type="float">
            <text:p>25.82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944" calcext:value-type="float">
            <text:p>25.8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1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104" calcext:value-type="float">
            <text:p>26.7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6408" calcext:value-type="float">
            <text:p>26.8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7368" calcext:value-type="float">
            <text:p>26.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192" calcext:value-type="float">
            <text:p>27.0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6552" calcext:value-type="float">
            <text:p>27.2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8848" calcext:value-type="float">
            <text:p>27.3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8472" calcext:value-type="float">
            <text:p>27.3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872" calcext:value-type="float">
            <text:p>27.5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2528" calcext:value-type="float">
            <text:p>30.1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2064" calcext:value-type="float">
            <text:p>30.9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4528" calcext:value-type="float">
            <text:p>30.8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6808" calcext:value-type="float">
            <text:p>30.0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1544" calcext:value-type="float">
            <text:p>30.6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0728" calcext:value-type="float">
            <text:p>30.9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552" calcext:value-type="float">
            <text:p>31.8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4792" calcext:value-type="float">
            <text:p>32.2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5352" calcext:value-type="float">
            <text:p>32.9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9608" calcext:value-type="float">
            <text:p>33.4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2216" calcext:value-type="float">
            <text:p>33.7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092" calcext:value-type="float">
            <text:p>34.0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9248" calcext:value-type="float">
            <text:p>34.3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196" calcext:value-type="float">
            <text:p>34.7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6488" calcext:value-type="float">
            <text:p>35.1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2352" calcext:value-type="float">
            <text:p>35.5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5752" calcext:value-type="float">
            <text:p>36.1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584" calcext:value-type="float">
            <text:p>35.5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876" calcext:value-type="float">
            <text:p>35.7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8848" calcext:value-type="float">
            <text:p>34.9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812" calcext:value-type="float">
            <text:p>34.4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852" calcext:value-type="float">
            <text:p>33.8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9" calcext:value-type="float">
            <text:p>33.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872" calcext:value-type="float">
            <text:p>27.5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3864" calcext:value-type="float">
            <text:p>26.3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6456" calcext:value-type="float">
            <text:p>25.7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9984" calcext:value-type="float">
            <text:p>25.7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8752" calcext:value-type="float">
            <text:p>25.8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672" calcext:value-type="float">
            <text:p>25.9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744" calcext:value-type="float">
            <text:p>25.7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3032" calcext:value-type="float">
            <text:p>25.7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9128" calcext:value-type="float">
            <text:p>25.7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8272" calcext:value-type="float">
            <text:p>25.7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9984" calcext:value-type="float">
            <text:p>25.7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7896" calcext:value-type="float">
            <text:p>25.8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2632" calcext:value-type="float">
            <text:p>26.3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8" calcext:value-type="float">
            <text:p>26.5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6472" calcext:value-type="float">
            <text:p>26.6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2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96" calcext:value-type="float">
            <text:p>24.8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1848" calcext:value-type="float">
            <text:p>24.6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404" calcext:value-type="float">
            <text:p>24.7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8424" calcext:value-type="float">
            <text:p>24.7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7568" calcext:value-type="float">
            <text:p>24.7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8152" calcext:value-type="float">
            <text:p>24.8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5104" calcext:value-type="float">
            <text:p>24.8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4248" calcext:value-type="float">
            <text:p>24.8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84" calcext:value-type="float">
            <text:p>25.0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2848" calcext:value-type="float">
            <text:p>25.0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6856" calcext:value-type="float">
            <text:p>25.1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9608" calcext:value-type="float">
            <text:p>25.8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2656" calcext:value-type="float">
            <text:p>25.8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8584" calcext:value-type="float">
            <text:p>26.0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9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2272" calcext:value-type="float">
            <text:p>34.9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2208" calcext:value-type="float">
            <text:p>35.1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4336" calcext:value-type="float">
            <text:p>35.4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3936" calcext:value-type="float">
            <text:p>36.0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3824" calcext:value-type="float">
            <text:p>37.4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1496" calcext:value-type="float">
            <text:p>35.5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1416" calcext:value-type="float">
            <text:p>34.95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3528" calcext:value-type="float">
            <text:p>34.3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1568" calcext:value-type="float">
            <text:p>33.8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7456" calcext:value-type="float">
            <text:p>33.7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1944" calcext:value-type="float">
            <text:p>33.8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9376" calcext:value-type="float">
            <text:p>33.8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2968" calcext:value-type="float">
            <text:p>33.6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648" calcext:value-type="float">
            <text:p>31.8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2184" calcext:value-type="float">
            <text:p>31.9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3408" calcext:value-type="float">
            <text:p>33.36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8248" calcext:value-type="float">
            <text:p>33.9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284" calcext:value-type="float">
            <text:p>34.1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3048" calcext:value-type="float">
            <text:p>34.2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1544" calcext:value-type="float">
            <text:p>34.4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4904" calcext:value-type="float">
            <text:p>34.6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5424" calcext:value-type="float">
            <text:p>35.0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6592" calcext:value-type="float">
            <text:p>35.2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8888" calcext:value-type="float">
            <text:p>35.2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724" calcext:value-type="float">
            <text:p>35.0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7824" calcext:value-type="float">
            <text:p>35.16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8784" calcext:value-type="float">
            <text:p>35.2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3552" calcext:value-type="float">
            <text:p>33.7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4376" calcext:value-type="float">
            <text:p>31.9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2288" calcext:value-type="float">
            <text:p>32.0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008" calcext:value-type="float">
            <text:p>32.0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5712" calcext:value-type="float">
            <text:p>31.9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3888" calcext:value-type="float">
            <text:p>25.7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8272" calcext:value-type="float">
            <text:p>25.7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5704" calcext:value-type="float">
            <text:p>25.82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3992" calcext:value-type="float">
            <text:p>25.8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6912" calcext:value-type="float">
            <text:p>26.3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6408" calcext:value-type="float">
            <text:p>26.8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4696" calcext:value-type="float">
            <text:p>26.9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2128" calcext:value-type="float">
            <text:p>26.9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8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6928" calcext:value-type="float">
            <text:p>27.2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136" calcext:value-type="float">
            <text:p>27.3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1968" calcext:value-type="float">
            <text:p>29.4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4488" calcext:value-type="float">
            <text:p>30.5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8976" calcext:value-type="float">
            <text:p>30.6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2872" calcext:value-type="float">
            <text:p>32.1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8376" calcext:value-type="float">
            <text:p>33.4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468" calcext:value-type="float">
            <text:p>33.6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3696" calcext:value-type="float">
            <text:p>34.1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524" calcext:value-type="float">
            <text:p>34.3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9832" calcext:value-type="float">
            <text:p>34.4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6616" calcext:value-type="float">
            <text:p>34.6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7512" calcext:value-type="float">
            <text:p>34.9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5072" calcext:value-type="float">
            <text:p>34.4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708" calcext:value-type="float">
            <text:p>33.7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1592" calcext:value-type="float">
            <text:p>33.3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892" calcext:value-type="float">
            <text:p>33.2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7872" calcext:value-type="float">
            <text:p>34.0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6096" calcext:value-type="float">
            <text:p>34.2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3464" calcext:value-type="float">
            <text:p>34.5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5152" calcext:value-type="float">
            <text:p>35.1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4712" calcext:value-type="float">
            <text:p>35.4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684" calcext:value-type="float">
            <text:p>35.6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2352" calcext:value-type="float">
            <text:p>35.5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9536" calcext:value-type="float">
            <text:p>35.1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052" calcext:value-type="float">
            <text:p>34.6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0248" calcext:value-type="float">
            <text:p>34.7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328" calcext:value-type="float">
            <text:p>32.3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3928" calcext:value-type="float">
            <text:p>29.9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3928" calcext:value-type="float">
            <text:p>29.9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7032" calcext:value-type="float">
            <text:p>27.3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484" calcext:value-type="float">
            <text:p>27.2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5592" calcext:value-type="float">
            <text:p>27.2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3672" calcext:value-type="float">
            <text:p>27.0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7896" calcext:value-type="float">
            <text:p>25.8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3888" calcext:value-type="float">
            <text:p>25.7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9128" calcext:value-type="float">
            <text:p>25.7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7416" calcext:value-type="float">
            <text:p>25.8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3992" calcext:value-type="float">
            <text:p>25.8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4848" calcext:value-type="float">
            <text:p>25.8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944" calcext:value-type="float">
            <text:p>25.8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8584" calcext:value-type="float">
            <text:p>26.0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9688" calcext:value-type="float">
            <text:p>26.4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8" calcext:value-type="float">
            <text:p>26.5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0208" calcext:value-type="float">
            <text:p>26.8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8496" calcext:value-type="float">
            <text:p>26.8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0312" calcext:value-type="float">
            <text:p>26.8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5112" calcext:value-type="float">
            <text:p>27.1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0352" calcext:value-type="float">
            <text:p>27.2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136" calcext:value-type="float">
            <text:p>27.3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7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5288" calcext:value-type="float">
            <text:p>29.3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608" calcext:value-type="float">
            <text:p>30.0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3528" calcext:value-type="float">
            <text:p>30.5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8872" calcext:value-type="float">
            <text:p>30.5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8976" calcext:value-type="float">
            <text:p>30.6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5968" calcext:value-type="float">
            <text:p>30.9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7464" calcext:value-type="float">
            <text:p>32.2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324" calcext:value-type="float">
            <text:p>33.5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4304" calcext:value-type="float">
            <text:p>33.6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1464" calcext:value-type="float">
            <text:p>33.8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5576" calcext:value-type="float">
            <text:p>33.9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2736" calcext:value-type="float">
            <text:p>34.0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0752" calcext:value-type="float">
            <text:p>34.2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7056" calcext:value-type="float">
            <text:p>34.3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6408" calcext:value-type="float">
            <text:p>34.5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4904" calcext:value-type="float">
            <text:p>34.6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3232" calcext:value-type="float">
            <text:p>35.0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2208" calcext:value-type="float">
            <text:p>35.1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204" calcext:value-type="float">
            <text:p>35.3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7968" calcext:value-type="float">
            <text:p>35.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8968" calcext:value-type="float">
            <text:p>35.9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6232" calcext:value-type="float">
            <text:p>36.1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1776" calcext:value-type="float">
            <text:p>37.8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3048" calcext:value-type="float">
            <text:p>38.1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1272" calcext:value-type="float">
            <text:p>38.3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1208" calcext:value-type="float">
            <text:p>38.6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628" calcext:value-type="float">
            <text:p>38.8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4568" calcext:value-type="float">
            <text:p>38.8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9184" calcext:value-type="float">
            <text:p>38.4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428" calcext:value-type="float">
            <text:p>38.0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4096" calcext:value-type="float">
            <text:p>37.3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4096" calcext:value-type="float">
            <text:p>37.3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3112" calcext:value-type="float">
            <text:p>37.8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6952" calcext:value-type="float">
            <text:p>38.0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504" calcext:value-type="float">
            <text:p>38.3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9104" calcext:value-type="float">
            <text:p>37.7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4824" calcext:value-type="float">
            <text:p>37.8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6512" calcext:value-type="float">
            <text:p>38.3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7784" calcext:value-type="float">
            <text:p>38.6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1688" calcext:value-type="float">
            <text:p>38.6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62" calcext:value-type="float">
            <text:p>38.1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8936" calcext:value-type="float">
            <text:p>37.9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5096" calcext:value-type="float">
            <text:p>37.7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6232" calcext:value-type="float">
            <text:p>36.1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7944" calcext:value-type="float">
            <text:p>36.12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3728" calcext:value-type="float">
            <text:p>35.9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6552" calcext:value-type="float">
            <text:p>34.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0104" calcext:value-type="float">
            <text:p>34.3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6432" calcext:value-type="float">
            <text:p>33.9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6432" calcext:value-type="float">
            <text:p>33.9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8352" calcext:value-type="float">
            <text:p>34.0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1736" calcext:value-type="float">
            <text:p>33.7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2288" calcext:value-type="float">
            <text:p>32.0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5592" calcext:value-type="float">
            <text:p>27.2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3488" calcext:value-type="float">
            <text:p>26.3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9608" calcext:value-type="float">
            <text:p>25.8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7416" calcext:value-type="float">
            <text:p>25.8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944" calcext:value-type="float">
            <text:p>25.8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7896" calcext:value-type="float">
            <text:p>25.8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8272" calcext:value-type="float">
            <text:p>25.7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944" calcext:value-type="float">
            <text:p>25.8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2128" calcext:value-type="float">
            <text:p>26.9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484" calcext:value-type="float">
            <text:p>27.2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6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1-24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848" calcext:value-type="float">
            <text:p>30.0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5096" calcext:value-type="float">
            <text:p>30.1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0688" calcext:value-type="float">
            <text:p>30.6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5112" calcext:value-type="float">
            <text:p>30.9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4376" calcext:value-type="float">
            <text:p>31.9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8864" calcext:value-type="float">
            <text:p>32.0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6984" calcext:value-type="float">
            <text:p>32.2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4304" calcext:value-type="float">
            <text:p>33.6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7184" calcext:value-type="float">
            <text:p>33.8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1504" calcext:value-type="float">
            <text:p>34.1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2568" calcext:value-type="float">
            <text:p>34.2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2648" calcext:value-type="float">
            <text:p>34.9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9808" calcext:value-type="float">
            <text:p>35.0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0872" calcext:value-type="float">
            <text:p>35.1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3272" calcext:value-type="float">
            <text:p>35.3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9784" calcext:value-type="float">
            <text:p>35.6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5976" calcext:value-type="float">
            <text:p>37.1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5472" calcext:value-type="float">
            <text:p>37.6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9792" calcext:value-type="float">
            <text:p>37.9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4112" calcext:value-type="float">
            <text:p>38.2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2712" calcext:value-type="float">
            <text:p>38.4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2648" calcext:value-type="float">
            <text:p>38.7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3608" calcext:value-type="float">
            <text:p>38.7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4944" calcext:value-type="float">
            <text:p>38.7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3232" calcext:value-type="float">
            <text:p>38.8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4944" calcext:value-type="float">
            <text:p>38.7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5864" calcext:value-type="float">
            <text:p>38.5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5824" calcext:value-type="float">
            <text:p>38.2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4176" calcext:value-type="float">
            <text:p>37.9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528" calcext:value-type="float">
            <text:p>37.7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3008" calcext:value-type="float">
            <text:p>37.7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1944" calcext:value-type="float">
            <text:p>37.6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0672" calcext:value-type="float">
            <text:p>37.3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9984" calcext:value-type="float">
            <text:p>37.2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772" calcext:value-type="float">
            <text:p>35.0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1792" calcext:value-type="float">
            <text:p>34.9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8976" calcext:value-type="float">
            <text:p>34.4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852" calcext:value-type="float">
            <text:p>33.8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9672" calcext:value-type="float">
            <text:p>33.1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6832" calcext:value-type="float">
            <text:p>33.3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9504" calcext:value-type="float">
            <text:p>33.3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7416" calcext:value-type="float">
            <text:p>33.4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4472" calcext:value-type="float">
            <text:p>33.4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4952" calcext:value-type="float">
            <text:p>33.5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1736" calcext:value-type="float">
            <text:p>33.7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4512" calcext:value-type="float">
            <text:p>33.8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0336" calcext:value-type="float">
            <text:p>33.9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4448" calcext:value-type="float">
            <text:p>34.0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5096" calcext:value-type="float">
            <text:p>33.9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8968" calcext:value-type="float">
            <text:p>32.1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1968" calcext:value-type="float">
            <text:p>29.4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1968" calcext:value-type="float">
            <text:p>29.4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8904" calcext:value-type="float">
            <text:p>24.7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1808" calcext:value-type="float">
            <text:p>24.3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424" calcext:value-type="float">
            <text:p>24.3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5232" calcext:value-type="float">
            <text:p>24.3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136" calcext:value-type="float">
            <text:p>24.3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6088" calcext:value-type="float">
            <text:p>24.3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136" calcext:value-type="float">
            <text:p>24.3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9616" calcext:value-type="float">
            <text:p>24.3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0952" calcext:value-type="float">
            <text:p>24.3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6192" calcext:value-type="float">
            <text:p>24.3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1536" calcext:value-type="float">
            <text:p>24.4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0888" calcext:value-type="float">
            <text:p>24.6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5272" calcext:value-type="float">
            <text:p>24.6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1848" calcext:value-type="float">
            <text:p>24.6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1096" calcext:value-type="float">
            <text:p>24.7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5224" calcext:value-type="float">
            <text:p>25.7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5704" calcext:value-type="float">
            <text:p>25.82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5704" calcext:value-type="float">
            <text:p>25.82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9688" calcext:value-type="float">
            <text:p>26.4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4176" calcext:value-type="float">
            <text:p>26.5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9896" calcext:value-type="float">
            <text:p>26.5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5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8496" calcext:value-type="float">
            <text:p>26.8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9832" calcext:value-type="float">
            <text:p>26.8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1208" calcext:value-type="float">
            <text:p>27.1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7784" calcext:value-type="float">
            <text:p>27.2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9224" calcext:value-type="float">
            <text:p>27.3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2752" calcext:value-type="float">
            <text:p>27.3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136" calcext:value-type="float">
            <text:p>27.3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6624" calcext:value-type="float">
            <text:p>29.3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4616" calcext:value-type="float">
            <text:p>30.0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3528" calcext:value-type="float">
            <text:p>30.5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968" calcext:value-type="float">
            <text:p>30.6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7248" calcext:value-type="float">
            <text:p>33.6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9272" calcext:value-type="float">
            <text:p>33.7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6912" calcext:value-type="float">
            <text:p>33.9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4928" calcext:value-type="float">
            <text:p>34.0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6368" calcext:value-type="float">
            <text:p>34.1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5512" calcext:value-type="float">
            <text:p>34.1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8184" calcext:value-type="float">
            <text:p>34.2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3632" calcext:value-type="float">
            <text:p>34.3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956" calcext:value-type="float">
            <text:p>34.5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2648" calcext:value-type="float">
            <text:p>34.9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8456" calcext:value-type="float">
            <text:p>34.1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8856" calcext:value-type="float">
            <text:p>33.5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9176" calcext:value-type="float">
            <text:p>32.2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6448" calcext:value-type="float">
            <text:p>31.0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6824" calcext:value-type="float">
            <text:p>30.9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7488" calcext:value-type="float">
            <text:p>31.7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0312" calcext:value-type="float">
            <text:p>26.8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0208" calcext:value-type="float">
            <text:p>26.8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1064" calcext:value-type="float">
            <text:p>26.8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656" calcext:value-type="float">
            <text:p>26.5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6912" calcext:value-type="float">
            <text:p>26.3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3032" calcext:value-type="float">
            <text:p>25.7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3888" calcext:value-type="float">
            <text:p>25.7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8752" calcext:value-type="float">
            <text:p>25.8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944" calcext:value-type="float">
            <text:p>25.8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4368" calcext:value-type="float">
            <text:p>25.8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8552" calcext:value-type="float">
            <text:p>24.2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1768" calcext:value-type="float">
            <text:p>24.0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7008" calcext:value-type="float">
            <text:p>24.0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5128" calcext:value-type="float">
            <text:p>24.2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2184" calcext:value-type="float">
            <text:p>24.3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0952" calcext:value-type="float">
            <text:p>24.3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7904" calcext:value-type="float">
            <text:p>24.3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2768" calcext:value-type="float">
            <text:p>24.4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112" calcext:value-type="float">
            <text:p>24.5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4688" calcext:value-type="float">
            <text:p>24.5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5168" calcext:value-type="float">
            <text:p>24.5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1368" calcext:value-type="float">
            <text:p>24.6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2704" calcext:value-type="float">
            <text:p>24.6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1848" calcext:value-type="float">
            <text:p>24.6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9656" calcext:value-type="float">
            <text:p>24.6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6712" calcext:value-type="float">
            <text:p>24.7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4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3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3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3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96" calcext:value-type="float">
            <text:p>24.8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3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7776" calcext:value-type="float">
            <text:p>24.8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3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3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3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3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3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3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3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3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3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3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3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84" calcext:value-type="float">
            <text:p>25.0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3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3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3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3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3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3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144" calcext:value-type="float">
            <text:p>25.1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3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3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3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3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3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3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3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3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3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3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3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3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3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3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3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3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3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3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3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3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3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3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3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3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3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3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3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3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3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3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3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3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3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3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3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3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3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3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3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3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3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3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5</text:p>
          </table:table-cell>
          <table:table-cell office:value-type="string" calcext:value-type="string">
            <text:p>26T-x7</text:p>
          </table:table-cell>
          <table:table-cell office:value-type="string" calcext:value-type="string">
            <text:p>2013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2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232" meta:object-count="0"/>
    <meta:user-defined meta:name="AppVersion">3.0</meta:user-defined>
  </office:meta>
</office:document-meta>
</file>